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List_20_1_20_End">
      <style:text-properties fo:language="en" fo:country="US"/>
    </style:style>
    <style:style style:name="P18" style:family="paragraph" style:parent-style-name="OOoNewChapter" style:master-page-name="OOoPageStyle">
      <style:paragraph-properties style:page-number="auto"/>
    </style:style>
    <style:style style:name="P19" style:family="paragraph" style:parent-style-name="OOoList_20_1_20_Start">
      <style:paragraph-properties loext:contextual-spacing="false" fo:margin-top="0in" fo:margin-bottom="0.0236in"/>
      <style:text-properties fo:language="en" fo:country="US"/>
    </style:style>
    <style:style style:name="P20" style:family="paragraph" style:parent-style-name="OOoList_20_1_20_Cont.">
      <style:paragraph-properties fo:margin-top="0in" fo:margin-bottom="0.0236in"/>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2">This book introduces the main components of Apache OpenOffice:</text:p>
      <text:list xml:id="list4999460737855877986" text:style-name="OOoBullets_20_1">
        <text:list-item>
          <text:p text:style-name="P19">Writer (word processing)</text:p>
        </text:list-item>
        <text:list-item>
          <text:p text:style-name="P20">Calc (spreadsheets)</text:p>
        </text:list-item>
        <text:list-item>
          <text:p text:style-name="P20">Impress (presentations)</text:p>
        </text:list-item>
        <text:list-item>
          <text:p text:style-name="P20">Draw (vector graphics)</text:p>
        </text:list-item>
        <text:list-item>
          <text:p text:style-name="P20">Base (database)</text:p>
        </text:list-item>
        <text:list-item>
          <text:p text:style-name="P17">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65346916"/>Help system<text:alphabetical-index-mark-end text:id="IMark6534691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65347252"/><text:span text:style-name="T4">support</text:span><text:alphabetical-index-mark-end text:id="IMark65347252"/><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3-15T12:54:25.78</dc:date>
    <dc:creator>Keith McKenna</dc:creator>
    <meta:editing-duration>PT8H35M11S</meta:editing-duration>
    <meta:editing-cycles>40</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3"/>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